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Code" svg:font-family="'Fira Code', 'Droid Sans Mono', monospace, monospace, 'Droid Sans Fallback'"/>
    <style:font-face style:name="Lohit Devanagari1" svg:font-family="'Lohit Devanagari'"/>
    <style:font-face style:name="Monaco" svg:font-family="Monaco, Consolas, 'Andale Mono', 'DejaVu Sans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444444" style:font-name="Monaco" fo:font-size="9pt" fo:letter-spacing="normal" fo:font-style="normal" fo:font-weight="normal" officeooo:rsid="000a2140" officeooo:paragraph-rsid="000a2140"/>
    </style:style>
    <style:style style:name="P2" style:family="paragraph" style:parent-style-name="Standard">
      <style:text-properties officeooo:rsid="000a2140" officeooo:paragraph-rsid="000a2140"/>
    </style:style>
    <style:style style:name="P3" style:family="paragraph" style:parent-style-name="Standard">
      <style:text-properties officeooo:rsid="000a2140" officeooo:paragraph-rsid="000b6f9c"/>
    </style:style>
    <style:style style:name="T1" style:family="text">
      <style:text-properties officeooo:rsid="000b6f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ra mengganti meta data nft yang sudah di wallet </text:p>
      <text:p text:style-name="P2"/>
      <text:p text:style-name="P2">1. Buat meta data update terbaru untuk nft yang akan diubah</text:p>
      <text:p text:style-name="P2"/>
      <text:p text:style-name="P2">{</text:p>
      <text:p text:style-name="P2"><text:s text:c="2"/>"name": "SDA #0",</text:p>
      <text:p text:style-name="P2"><text:s text:c="2"/>"symbol": "Sac",</text:p>
      <text:p text:style-name="P2"><text:s text:c="2"/>"description": "Meta data updated",</text:p>
      <text:p text:style-name="P2"><text:s text:c="2"/>"seller_fee_basis_points": 500,</text:p>
      <text:p text:style-name="P2"><text:s text:c="2"/>"image": "https://raw.githubusercontent.com/metrosolana/assets/main/0.png",</text:p>
      <text:p text:style-name="P2"><text:s text:c="2"/>"attributes": [],</text:p>
      <text:p text:style-name="P2"><text:s text:c="2"/>"collection": {</text:p>
      <text:p text:style-name="P2"><text:s text:c="4"/>"name": "SDA #0",</text:p>
      <text:p text:style-name="P2"><text:s text:c="4"/>"family": "Sac"</text:p>
      <text:p text:style-name="P2"><text:s text:c="2"/>},</text:p>
      <text:p text:style-name="P2"><text:s text:c="2"/>"properties": {</text:p>
      <text:p text:style-name="P2"><text:s text:c="4"/>"files": [</text:p>
      <text:p text:style-name="P2"><text:s text:c="6"/>{</text:p>
      <text:p text:style-name="P2"><text:s text:c="8"/>"uri": "https://raw.githubusercontent.com/metrosolana/assets/main/0.png",</text:p>
      <text:p text:style-name="P2"><text:s text:c="8"/>"type": "image/png"</text:p>
      <text:p text:style-name="P2"><text:s text:c="6"/>}</text:p>
      <text:p text:style-name="P2"><text:s text:c="4"/>],</text:p>
      <text:p text:style-name="P2"><text:s text:c="4"/>"category": "image",</text:p>
      <text:p text:style-name="P2"><text:s text:c="4"/>"creators": [</text:p>
      <text:p text:style-name="P2"><text:s text:c="6"/>{</text:p>
      <text:p text:style-name="P2"><text:s text:c="8"/>"address": "4ezA2GeAyKA6MY7EVegzm1mtHPSFAek1rThgxWspP23b",</text:p>
      <text:p text:style-name="P2"><text:s text:c="8"/>"share": 0,</text:p>
      <text:p text:style-name="P2"><text:s text:c="8"/>"verified": true</text:p>
      <text:p text:style-name="P2"><text:s text:c="6"/>},</text:p>
      <text:p text:style-name="P2"><text:s text:c="6"/>{</text:p>
      <text:p text:style-name="P2"><text:s text:c="8"/>"address": "8KdhgP2XqjdU4ZvqV4cq3SfeXkxsqQ6716PrHPU5y4Lq",</text:p>
      <text:p text:style-name="P2"><text:s text:c="8"/>"share": 100,</text:p>
      <text:p text:style-name="P2"><text:s text:c="8"/>"verified": false</text:p>
      <text:p text:style-name="P2"><text:s text:c="6"/>}</text:p>
      <text:p text:style-name="P2"><text:s text:c="4"/>]</text:p>
      <text:p text:style-name="P2"><text:s text:c="2"/>}</text:p>
      <text:p text:style-name="P2">}</text:p>
      <text:p text:style-name="P2"/>
      <text:p text:style-name="P2">2. upload image baru ke github</text:p>
      <text:p text:style-name="P2">3. upload meta data baru ke github</text:p>
      <text:p text:style-name="P2">4. buat keypair baru dari wallet creator. Jangan lupa pharse nya juga</text:p>
      <text:p text:style-name="P1">solana-keygen recover 'prompt:?key=0/0' --outfile ~/.config/solana/id.json</text:p>
      <text:p text:style-name="P2"/>
      <text:p text:style-name="P2">5. buat keypair dari devnet solana</text:p>
      <text:p text:style-name="P2">solana-keygen new -o DEV3hz9sR3Y1pdtLS2ETSnv8eLmztix1L5DtCdAA8jfr.json</text:p>
      <text:p text:style-name="P2"/>
      <text:p text:style-name="P2">6. replace keypair yang baru di generate dari devnet oleh keypair yang sudah dibuat dari wallet</text:p>
      <text:p text:style-name="P2">7. cek balance terlebih dahlu : solana balance</text:p>
      <text:p text:style-name="P2">8. run script dibawah ini</text:p>
      <text:p text:style-name="P2">metaboss update uri -a CQ7ZK9xK8NbJWheZnLECveaoPAyAmt1rppXN4ht33Vz3 -k home/hadi/Documents/devnet.json -u <text:a xlink:type="simple" xlink:href="https://raw.githubusercontent.com/metrosolana/assets/main/0.json" text:style-name="Internet_20_link" text:visited-style-name="Visited_20_Internet_20_Link">https://raw.githubusercontent.com/metrosolana/assets/main/0.json</text:a></text:p>
      <text:p text:style-name="P2"/>
      <text:p text:style-name="P3"><text:soft-page-break/>CQ7ZK9xK8NbJWheZnLECveaoPAyAmt1rppXN4ht33Vz3 <text:span text:style-name="T1">(token address nft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Code" svg:font-family="'Fira Code', 'Droid Sans Mono', monospace, monospace, 'Droid Sans Fallback'"/>
    <style:font-face style:name="Lohit Devanagari1" svg:font-family="'Lohit Devanagari'"/>
    <style:font-face style:name="Monaco" svg:font-family="Monaco, Consolas, 'Andale Mono', 'DejaVu Sans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01:16:48.752492421</meta:creation-date>
    <dc:date>2022-01-20T02:22:56.124911080</dc:date>
    <meta:editing-duration>PT55M57S</meta:editing-duration>
    <meta:editing-cycles>1</meta:editing-cycles>
    <meta:document-statistic meta:table-count="0" meta:image-count="0" meta:object-count="0" meta:page-count="2" meta:paragraph-count="46" meta:word-count="161" meta:character-count="1544" meta:non-whitespace-character-count="1281"/>
    <meta:generator>LibreOffice/6.4.7.2$Linux_X86_64 LibreOffice_project/40$Build-2</meta:generator>
  </office:meta>
</office:document-meta>
</file>